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officeooo:rsid="000e7450" officeooo:paragraph-rsid="000e7450" style:font-size-asian="13.1000003814697pt" style:font-size-complex="15pt"/>
    </style:style>
    <style:style style:name="T1" style:family="text">
      <style:text-properties fo:font-size="18pt" officeooo:rsid="000e7450" style:font-size-asian="15.75pt" style:font-size-complex="18pt"/>
    </style:style>
    <style:style style:name="T2" style:family="text">
      <style:text-properties officeooo:rsid="000e98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6"/><text:span text:style-name="T1">GROUP-19</text:span></text:p>
      <text:p text:style-name="Standard"><text:span text:style-name="T1"/></text:p>
      <text:p text:style-name="P1">Project Topic- Emotion detection from facial expression</text:p>
      <text:p text:style-name="P1"/>
      <text:p text:style-name="P1">Application-</text:p>
      <text:p text:style-name="P1">Hospitality Industry/Retail Store-</text:p>
      <text:p text:style-name="P1">In this type industry if user is satisfied or dissatisfied with any service it can be very well judged from its facial expression ,so if after taking service if it`s face has cheerful expression it means he/she is satisfied with the service so next time when he/she will visit the store we will provide first that service with some discount to attract more customers.It will bussiness to grow and have long lasting customers.</text:p>
      <text:p text:style-name="P1"/>
      <text:p text:style-name="P1">Corporate Recption-</text:p>
      <text:p text:style-name="P1">In corporate reception we will judge the mood of client by its facial expression then further proceeding will be decided on the basis of mood.</text:p>
      <text:p text:style-name="P1">Suppose if client is in jolly/happy mood we will offer costly deal to him and there are more chances to get deal.</text:p>
      <text:p text:style-name="P1">If he is in sad mood first of all try to cool down by giving reliance to clear all pending service or any unsatisfactory deal then to move on to next services</text:p>
      <text:p text:style-name="P1"/>
      <text:p text:style-name="P1">Gaming Industry-</text:p>
      <text:p text:style-name="P1">Each and every person always like winning wether it is real life game or virtual game.So in order to attract large number of users we can have system in gaming station to judge or know which type of game are liked by which type of users or which part of current game is liked by particular customer .So from our emotion detection system we will judge <text:span text:style-name="T2">our customers and then provide them better customer experia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4T12:16:26.487467527</meta:creation-date>
    <dc:date>2020-10-24T12:40:46.546979350</dc:date>
    <meta:editing-duration>PT29S</meta:editing-duration>
    <meta:editing-cycles>1</meta:editing-cycles>
    <meta:generator>LibreOffice/6.0.7.3$Linux_X86_64 LibreOffice_project/00m0$Build-3</meta:generator>
    <meta:document-statistic meta:table-count="0" meta:image-count="0" meta:object-count="0" meta:page-count="1" meta:paragraph-count="11" meta:word-count="244" meta:character-count="1443" meta:non-whitespace-character-count="1164"/>
  </office:meta>
</office:document-meta>
</file>